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officeooo:rsid="00014b98" officeooo:paragraph-rsid="00049b86"/>
    </style:style>
    <style:style style:name="P2" style:family="paragraph" style:parent-style-name="Text_20_body">
      <style:paragraph-properties fo:text-align="start" style:justify-single-word="false"/>
      <style:text-properties officeooo:rsid="00014b98" officeooo:paragraph-rsid="00049b86"/>
    </style:style>
    <style:style style:name="P3" style:family="paragraph" style:parent-style-name="Text_20_body">
      <style:paragraph-properties fo:text-align="justify" style:justify-single-word="false"/>
      <style:text-properties officeooo:rsid="00014b98" officeooo:paragraph-rsid="00049b86"/>
    </style:style>
    <style:style style:name="P4" style:family="paragraph" style:parent-style-name="Text_20_body">
      <style:paragraph-properties fo:text-align="justify" style:justify-single-word="false"/>
      <style:text-properties fo:font-weight="normal" officeooo:rsid="00014b98" officeooo:paragraph-rsid="00049b86"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026f2a"/>
    </style:style>
    <style:style style:name="T4" style:family="text">
      <style:text-properties fo:font-weight="normal" style:font-weight-asian="normal" style:font-weight-complex="normal"/>
    </style:style>
    <style:style style:name="T5" style:family="text">
      <style:text-properties fo:font-weight="normal" officeooo:rsid="000362a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Question </text:span><text:span text:style-name="T5">01</text:span><text:span text:style-name="T4"><text:line-break/><text:line-break/></text:span><text:span text:style-name="T2">Primary key definition and any other constraint or index suggestion<text:line-break/></text:span></text:p>
      <text:p text:style-name="P4">The original table structure included a dept column in multiple tables, which was initially considered for removal. However, after reviewing the data model, we decided to maintain dept_id in item and item_loc_soh while eliminating the separate dept table. This allows for department-level categorization without adding <text:span text:style-name="T1">unnecessary complexity.</text:span></text:p>
      <text:p text:style-name="Text_20_body">The item_loc_soh table retains dept_id to ensure stock tracking aligns with item categorization. Foreign key constraints were updated to reference only item_id and loc_id, maintaining data integrity while reducing dependencies. Additionally, item_id and loc_id together form the primary key,<text:span text:style-name="T1"> ensuring uniqueness in stock records.</text:span></text:p>
      <text:p text:style-name="Text_20_body">Additionally, we implemented partitioning on item_loc_soh based on loc_id to <text:span text:style-name="T1">optimize query performance and data management</text:span>. Partitioning reduces scanned records, improving efficiency when retrieving stock data by location. This also enhances scalability, making it easier to manage large datasets, backups, and data archiving by processing only relevant partitions rather than the entire table.</text:p>
      <text:p text:style-name="Text_20_body">These changes improve database normalization by avoiding redundant relationships, simplifying queries, and increasing schema flexibility, ensuring that future modifications can be made without affecting core dependencies. The partitioning strategy further optimizes query execution, ensuring better performance for high-volume data operations.</text:p>
      <text:p text:style-name="P3"><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2:17:59.322000000</meta:creation-date>
    <dc:date>2025-02-07T13:28:07.594000000</dc:date>
    <meta:editing-duration>PT43M17S</meta:editing-duration>
    <meta:editing-cycles>9</meta:editing-cycles>
    <meta:generator>LibreOffice/24.2.2.2$Windows_X86_64 LibreOffice_project/d56cc158d8a96260b836f100ef4b4ef25d6f1a01</meta:generator>
    <meta:document-statistic meta:table-count="0" meta:image-count="0" meta:object-count="0" meta:page-count="1" meta:paragraph-count="5" meta:word-count="196" meta:character-count="1490" meta:non-whitespace-character-count="1297"/>
  </office:meta>
</office:document-meta>
</file>